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padding-left="0cm" fo:padding-right="0cm" fo:padding-top="0cm" fo:padding-bottom="0.035cm" fo:border-left="none" fo:border-right="none" fo:border-top="none" fo:border-bottom="0.51pt solid #000000" style:shadow="none"/>
    </style:style>
    <style:style style:name="P2" style:family="paragraph" style:parent-style-name="Title" style:master-page-name="MP0">
      <style:paragraph-properties style:page-number="auto" fo:break-before="page"/>
    </style:style>
    <style:style style:name="T1" style:family="text">
      <style:text-properties style:text-position="sub 67%"/>
    </style:style>
    <style:style style:name="T2" style:family="text">
      <style:text-properties style:text-position="sub 67%" style:font-name="Cambria Math" style:font-name-complex="Cambria Math"/>
    </style:style>
    <style:style style:name="T3" style:family="text">
      <style:text-properties style:font-name="Cambria Math" style:font-name-complex="Cambria Mat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fragen an die Datenbank „Projektwoche“ in Relationenalgebra</text:p>
      <text:p text:style-name="P1"/>
      <text:p text:style-name="P1"/>
      <text:p text:style-name="Text_20_body">1. Alle Schülerinnen der Jahrgangsstufe 10</text:p>
      <text:p text:style-name="Text_20_body">π<text:span text:style-name="Absatz-Standardschriftart"><text:span text:style-name="T1">{sVorname, sNachname, sJahrgangsstufe}</text:span></text:span> (σ<text:span text:style-name="Absatz-Standardschriftart"><text:span text:style-name="T1">{sJahrgangsstufe = 10}</text:span></text:span> (schuelerInnen))</text:p>
      <text:p text:style-name="P1"/>
      <text:p text:style-name="Text_20_body">2. Alle SchülerInnen aus dem Profil 1</text:p>
      <text:p text:style-name="Text_20_body">π<text:span text:style-name="Absatz-Standardschriftart"><text:span text:style-name="T1">{sVorname, sNachname, sJahrgangsstufe, sProfilnummer}</text:span></text:span> (σ<text:span text:style-name="Absatz-Standardschriftart"><text:span text:style-name="T1">{sProfilnummer = 1}</text:span></text:span> (schuelerInnen))</text:p>
      <text:p text:style-name="P1"/>
      <text:p text:style-name="Text_20_body">3. Alle SchülerInnen der Klasse 721</text:p>
      <text:p text:style-name="Text_20_body">π<text:span text:style-name="Absatz-Standardschriftart"><text:span text:style-name="T1">{sVorname, sNachname, sJahrgangsstufe, sProfilnummer, sKlassennummer} </text:span></text:span>(σ<text:span text:style-name="Absatz-Standardschriftart"><text:span text:style-name="T1">{sJahrgangsstufe = 7 AND sProfilnummer = 1 AND sKlassennummer = 2}</text:span></text:span> (schuelerInnen))</text:p>
      <text:p text:style-name="P1"/>
      <text:p text:style-name="Text_20_body">4. Alle Schülerinnen und Schüler anzeigen, die als Teilnehmer an dem Projekt 2 teilnehmen</text:p>
      <text:p text:style-name="P1"><text:span text:style-name="mord">σ</text:span><text:span text:style-name="mord"><text:span text:style-name="T1">sID</text:span></text:span><text:span text:style-name="mrel"><text:span text:style-name="T2">∈</text:span></text:span><text:span text:style-name="mopen"><text:span text:style-name="T1">(</text:span></text:span><text:span text:style-name="mord"><text:span text:style-name="T1">πsid</text:span></text:span><text:span text:style-name="vlist-s"><text:span text:style-name="T1"> </text:span></text:span><text:span text:style-name="mopen"><text:span text:style-name="T1">(</text:span></text:span><text:span text:style-name="mord"><text:span text:style-name="T1">σrolle</text:span></text:span><text:span text:style-name="mrel"><text:span text:style-name="T1">=</text:span></text:span><text:span text:style-name="mord"><text:span text:style-name="T1">’teilnehmer’ </text:span></text:span><text:span text:style-name="mbin"><text:span text:style-name="T2">∧ </text:span></text:span><text:span text:style-name="mord"><text:span text:style-name="T1">pNummer</text:span></text:span><text:span text:style-name="mrel"><text:span text:style-name="T1">=</text:span></text:span><text:span text:style-name="mord"><text:span text:style-name="T1">2</text:span></text:span><text:span text:style-name="vlist-s"><text:span text:style-name="T1"> </text:span></text:span><text:span text:style-name="mopen"><text:span text:style-name="T1">(</text:span></text:span><text:span text:style-name="mord"><text:span text:style-name="T1">nimmt_teil</text:span></text:span><text:span text:style-name="mclose"><text:span text:style-name="T1">)))</text:span></text:span><text:span text:style-name="mopen">(</text:span><text:span text:style-name="mord">schuelerInnen</text:span><text:span text:style-name="mclose">)</text:span></text:p>
      <text:p text:style-name="P1"/>
      <text:p text:style-name="Text_20_body">5. Alle Projektnummern und Projekttitel mit den Nachnamen der leitenden und der mitleitenden Lehrkräfte</text:p>
      <text:p text:style-name="Text_20_body"><text:span text:style-name="katex-mathml">π</text:span><text:span text:style-name="katex-mathml"><text:span text:style-name="T1">pNummer,pTitel,Leiter,MitLeiter</text:span></text:span><text:span text:style-name="katex-mathml">(σ</text:span><text:span text:style-name="katex-mathml"><text:span text:style-name="T1">p.pNummer=l.pNummer</text:span></text:span><text:span text:style-name="katex-mathml">(projekt))</text:span></text:p>
      <text:p text:style-name="P1"/>
      <text:p text:style-name="Text_20_body"><text:soft-page-break/>6. Anzahl der SchülerInnen, die an dem Projekt 5 teilnehmen</text:p>
      <text:p text:style-name="Text_20_body">π<text:span text:style-name="Absatz-Standardschriftart"><text:span text:style-name="T1"> </text:span></text:span><text:span text:style-name="HTML_20_Variable"><text:span text:style-name="T1">COUNT</text:span></text:span><text:span text:style-name="Absatz-Standardschriftart"><text:span text:style-name="T1"> (*) → </text:span></text:span><text:span text:style-name="HTML_20_Variable"><text:span text:style-name="T1">anzahl</text:span></text:span><text:span text:style-name="Absatz-Standardschriftart"><text:span text:style-name="T1">_teilnehmer </text:span></text:span><text:s/>γ<text:span text:style-name="Absatz-Standardschriftart"><text:span text:style-name="T1"> </text:span></text:span><text:span text:style-name="HTML_20_Variable"><text:span text:style-name="T1">COUNT</text:span></text:span><text:span text:style-name="Absatz-Standardschriftart"><text:span text:style-name="T1"> (*) </text:span></text:span><text:s/>σ<text:span text:style-name="Absatz-Standardschriftart"><text:span text:style-name="T1"> </text:span></text:span><text:span text:style-name="HTML_20_Variable"><text:span text:style-name="T1">pnummer</text:span></text:span><text:span text:style-name="Absatz-Standardschriftart"><text:span text:style-name="T1"> = 5 </text:span></text:span>(<text:span text:style-name="HTML_20_Variable">nimmt</text:span>_teil)</text:p>
      <text:p text:style-name="P1"/>
      <text:p text:style-name="Text_20_body">7. Daten aller SchülerInnen, die noch keinem Projekt zugeordnet sind</text:p>
      <text:p text:style-name="Text_20_body">π_<text:span text:style-name="Absatz-Standardschriftart"><text:span text:style-name="T1">{sVorname, sNachname, sJahrgangsstufe, sProfilnummer, sKlassennummer} </text:span></text:span>(σ<text:span text:style-name="Absatz-Standardschriftart"><text:span text:style-name="T1">_{sID \notin (π_{sID} (nimmt_teil))}</text:span></text:span> (schuelerInnen))</text:p>
      <text:p text:style-name="P1"/>
      <text:p text:style-name="Text_20_body">8. Projektnummer und Projekttitel mit Anzahl der Teilnehmenden und der maximal zulässigen Anzahl an Teilnehmenden</text:p>
      <text:p text:style-name="Text_20_body"/>
      <text:p text:style-name="P1"/>
      <text:p text:style-name="Text_20_body">9. Projektnummer und Projekttitel mit dem Nachnamen der dazugehörigen Leitung</text:p>
      <text:p text:style-name="Text_20_body"/>
      <text:p text:style-name="P1"><text:span text:style-name="mord">π</text:span><text:span text:style-name="mord"><text:span text:style-name="T1">pNummer</text:span></text:span><text:span text:style-name="mpunct"><text:span text:style-name="T1">,</text:span></text:span><text:span text:style-name="mord"><text:span text:style-name="T1">pTitel</text:span></text:span><text:span text:style-name="mpunct"><text:span text:style-name="T1">,</text:span></text:span><text:span text:style-name="mord"><text:span text:style-name="T1">aNachname</text:span></text:span><text:span text:style-name="mrel"><text:span text:style-name="T1">→</text:span></text:span><text:span text:style-name="mord"><text:span text:style-name="T1">Leitung</text:span></text:span><text:span text:style-name="mopen">((</text:span><text:span text:style-name="mord">projekt</text:span><text:span text:style-name="mrel"><text:span text:style-name="T3">⋈</text:span></text:span><text:span text:style-name="mord"><text:span text:style-name="T1">projekt.pNummer</text:span></text:span><text:span text:style-name="mrel"><text:span text:style-name="T1">=</text:span></text:span><text:span text:style-name="mord"><text:span text:style-name="T1">leitet</text:span></text:span><text:span text:style-name="mord">.</text:span><text:span text:style-name="mord"><text:span text:style-name="T1">pNummer</text:span></text:span><text:span text:style-name="mord">leitet</text:span><text:span text:style-name="mclose">)</text:span><text:span text:style-name="mrel"><text:span text:style-name="T3">⋈</text:span></text:span><text:span text:style-name="mord"><text:span text:style-name="T1">leitet.Leitung</text:span></text:span><text:span text:style-name="mrel"><text:span text:style-name="T1">=</text:span></text:span><text:span text:style-name="mord"><text:span text:style-name="T1">angestellte.aKuerzel</text:span></text:span><text:span text:style-name="vlist-s"> </text:span><text:span text:style-name="mord">angestellte</text:span><text:span text:style-name="mclose">)</text:span></text:p>
      <text:p text:style-name="P1"/>
      <text:p text:style-name="Text_20_body">10. Projektnummer und Projekttitel mit den Nachnamen der Leitung und den Nachnamen der Angestellten, die noch an dem Projekt beteiligt sind</text:p>
      <text:p text:style-name="Text_20_body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Absatz-Standardschriftart" style:family="text"/>
    <style:style style:name="Platzhaltertext" style:family="text" style:parent-style-name="Absatz-Standardschriftart">
      <style:text-properties fo:color="#808080" loext:opacity="100%"/>
    </style:style>
    <style:style style:name="mord" style:family="text" style:parent-style-name="Absatz-Standardschriftart"/>
    <style:style style:name="mrel" style:family="text" style:parent-style-name="Absatz-Standardschriftart"/>
    <style:style style:name="mopen" style:family="text" style:parent-style-name="Absatz-Standardschriftart"/>
    <style:style style:name="vlist-s" style:family="text" style:parent-style-name="Absatz-Standardschriftart"/>
    <style:style style:name="mbin" style:family="text" style:parent-style-name="Absatz-Standardschriftart"/>
    <style:style style:name="mclose" style:family="text" style:parent-style-name="Absatz-Standardschriftart"/>
    <style:style style:name="HTML_20_Variable" style:display-name="HTML Variable" style:family="text" style:parent-style-name="Absatz-Standardschriftart">
      <style:text-properties fo:font-style="italic" style:font-style-asian="italic" style:font-style-complex="italic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katex-mathml" style:family="text" style:parent-style-name="Absatz-Standardschriftart"/>
    <style:style style:name="mpunct" style:family="text" style:parent-style-name="Absatz-Standardschriftar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creation-date>2024-06-13T18:44:00Z</meta:creation-date>
    <dc:date>2024-06-14T22:53:56.492151988</dc:date>
    <meta:editing-cycles>4</meta:editing-cycles>
    <meta:editing-duration>PT2H31M28S</meta:editing-duration>
    <meta:document-statistic meta:table-count="0" meta:image-count="0" meta:object-count="0" meta:page-count="2" meta:paragraph-count="19" meta:word-count="183" meta:character-count="1617" meta:non-whitespace-character-count="1451"/>
    <meta:template xlink:type="simple" xlink:actuate="onRequest" xlink:title="" xlink:href="Normal"/>
  </office:meta>
</office:document-meta>
</file>